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88in" fo:margin-left="0in" fo:margin-top="0in" fo:margin-bottom="0in" table:align="left"/>
    </style:style>
    <style:style style:name="Table1.A" style:family="table-column">
      <style:table-column-properties style:column-width="3.209in"/>
    </style:style>
    <style:style style:name="Table1.1" style:family="table-row">
      <style:table-row-properties style:min-row-height="0.2278in" fo:keep-together="auto"/>
    </style:style>
    <style:style style:name="Table1.A1" style:family="table-cell">
      <style:table-cell-properties style:vertical-align="middle" fo:background-color="#099bdd" fo:padding-left="0.0785in" fo:padding-right="0.075in" fo:padding-top="0in" fo:padding-bottom="0in" fo:border="0.5pt solid #2c2c2c">
        <style:background-image/>
      </style:table-cell-properties>
    </style:style>
    <style:style style:name="Table1.B1" style:family="table-cell">
      <style:table-cell-properties style:vertical-align="middle" fo:background-color="#ffffff" fo:padding-left="0.0785in" fo:padding-right="0.075in" fo:padding-top="0in" fo:padding-bottom="0in" fo:border="0.5pt solid #2c2c2c">
        <style:background-image/>
      </style:table-cell-properties>
    </style:style>
    <style:style style:name="Table1.2" style:family="table-row">
      <style:table-row-properties style:min-row-height="0.234in" fo:keep-together="auto"/>
    </style:style>
    <style:style style:name="Table2" style:family="table">
      <style:table-properties style:width="6.4188in" fo:margin-left="0in" fo:margin-top="0in" fo:margin-bottom="0in" table:align="left"/>
    </style:style>
    <style:style style:name="Table2.A" style:family="table-column">
      <style:table-column-properties style:column-width="0.8354in"/>
    </style:style>
    <style:style style:name="Table2.B" style:family="table-column">
      <style:table-column-properties style:column-width="1.2556in"/>
    </style:style>
    <style:style style:name="Table2.C" style:family="table-column">
      <style:table-column-properties style:column-width="1.8653in"/>
    </style:style>
    <style:style style:name="Table2.D" style:family="table-column">
      <style:table-column-properties style:column-width="2.461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" style:family="table">
      <style:table-properties style:width="6.4188in" fo:margin-left="0in" fo:margin-top="0in" fo:margin-bottom="0in" table:align="left"/>
    </style:style>
    <style:style style:name="Table3.A" style:family="table-column">
      <style:table-column-properties style:column-width="0.3361in"/>
    </style:style>
    <style:style style:name="Table3.B" style:family="table-column">
      <style:table-column-properties style:column-width="3.0743in"/>
    </style:style>
    <style:style style:name="Table3.C" style:family="table-column">
      <style:table-column-properties style:column-width="0.8972in"/>
    </style:style>
    <style:style style:name="Table3.D" style:family="table-column">
      <style:table-column-properties style:column-width="2.11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A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A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5" style:family="table-row">
      <style:table-row-properties style:min-row-height="0.3778in" fo:keep-together="auto"/>
    </style:style>
    <style:style style:name="Table3.A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4" style:family="table">
      <style:table-properties style:width="6.4188in" fo:margin-left="0in" fo:margin-top="0in" fo:margin-bottom="0in" table:align="left"/>
    </style:style>
    <style:style style:name="Table4.A" style:family="table-column">
      <style:table-column-properties style:column-width="6.41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2c2c2c"/>
    </style:style>
    <style:style style:name="Table5" style:family="table">
      <style:table-properties style:width="6.4188in" fo:margin-left="0in" fo:margin-top="0in" fo:margin-bottom="0in" table:align="left"/>
    </style:style>
    <style:style style:name="Table5.A" style:family="table-column">
      <style:table-column-properties style:column-width="2.0132in"/>
    </style:style>
    <style:style style:name="Table5.B" style:family="table-column">
      <style:table-column-properties style:column-width="4.404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6" style:family="table">
      <style:table-properties style:width="6.3229in" fo:margin-left="0in" fo:margin-top="0in" fo:margin-bottom="0in" table:align="left"/>
    </style:style>
    <style:style style:name="Table6.A" style:family="table-column">
      <style:table-column-properties style:column-width="3.2708in"/>
    </style:style>
    <style:style style:name="Table6.B" style:family="table-column">
      <style:table-column-properties style:column-width="3.0514in"/>
    </style:style>
    <style:style style:name="Table6.1" style:family="table-row">
      <style:table-row-properties style:min-row-height="0.2139in" fo:keep-together="auto"/>
    </style:style>
    <style:style style:name="Table6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6.2" style:family="table-row">
      <style:table-row-properties style:min-row-height="0.3285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6.6" style:family="table-row">
      <style:table-row-properties style:min-row-height="0.3361in" fo:keep-together="auto"/>
    </style:style>
    <style:style style:name="Table6.B6" style:family="table-cell">
      <style:table-cell-properties style:vertical-align="middle" fo:padding-left="0.0785in" fo:padding-right="0.075in" fo:padding-top="0in" fo:padding-bottom="0in" fo:border="0.5pt solid #2c2c2c"/>
    </style:style>
    <style:style style:name="Table6.7" style:family="table-row">
      <style:table-row-properties style:min-row-height="0.4028in" fo:keep-together="auto"/>
    </style:style>
    <style:style style:name="Table6.9" style:family="table-row">
      <style:table-row-properties style:min-row-height="0.0743in" fo:keep-together="auto"/>
    </style:style>
    <style:style style:name="Table7" style:family="table">
      <style:table-properties style:width="6.4188in" fo:margin-left="0in" fo:margin-top="0in" fo:margin-bottom="0in" table:align="left"/>
    </style:style>
    <style:style style:name="Table7.A" style:family="table-column">
      <style:table-column-properties style:column-width="3.209in"/>
    </style:style>
    <style:style style:name="Table7.1" style:family="table-row">
      <style:table-row-properties style:min-row-height="0.6771in" fo:keep-together="auto"/>
    </style:style>
    <style:style style:name="Table7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fffff" fo:padding-left="0.075in" fo:padding-right="0.075in" fo:padding-top="0in" fo:padding-bottom="0in" fo:border="0.5pt solid #2c2c2c">
        <style:background-image/>
      </style:table-cell-properties>
    </style:style>
    <style:style style:name="Table7.B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7.3" style:family="table-row">
      <style:table-row-properties style:min-row-height="0.2431in" fo:keep-together="auto"/>
    </style:style>
    <style:style style:name="Table7.B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7.4" style:family="table-row">
      <style:table-row-properties fo:keep-together="auto"/>
    </style:style>
    <style:style style:name="Table7.B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7.5" style:family="table-row">
      <style:table-row-properties fo:keep-together="auto"/>
    </style:style>
    <style:style style:name="Table7.B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8" style:family="table">
      <style:table-properties style:width="6.4188in" fo:margin-left="0in" fo:margin-top="0in" fo:margin-bottom="0in" table:align="left"/>
    </style:style>
    <style:style style:name="Table8.A" style:family="table-column">
      <style:table-column-properties style:column-width="3.20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8.4" style:family="table-row">
      <style:table-row-properties style:min-row-height="0.4556in" fo:keep-together="auto"/>
    </style:style>
    <style:style style:name="Table9" style:family="table">
      <style:table-properties style:width="6.4188in" fo:margin-left="0in" fo:margin-top="0in" fo:margin-bottom="0in" table:align="left"/>
    </style:style>
    <style:style style:name="Table9.A" style:family="table-column">
      <style:table-column-properties style:column-width="3.209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9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10" style:family="table">
      <style:table-properties style:width="6.5833in" fo:margin-left="0in" fo:margin-top="0in" fo:margin-bottom="0in" table:align="left"/>
    </style:style>
    <style:style style:name="Table10.A" style:family="table-column">
      <style:table-column-properties style:column-width="2.9292in"/>
    </style:style>
    <style:style style:name="Table10.B" style:family="table-column">
      <style:table-column-properties style:column-width="3.6535in"/>
    </style:style>
    <style:style style:name="Table10.1" style:family="table-row">
      <style:table-row-properties style:min-row-height="0.2375in" fo:keep-together="auto"/>
    </style:style>
    <style:style style:name="Table10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1" style:family="table">
      <style:table-properties style:width="6.4188in" fo:margin-left="0in" fo:margin-top="0in" fo:margin-bottom="0in" table:align="left"/>
    </style:style>
    <style:style style:name="Table11.A" style:family="table-column">
      <style:table-column-properties style:column-width="3.209in"/>
    </style:style>
    <style:style style:name="Table11.1" style:family="table-row">
      <style:table-row-properties style:min-row-height="0.1965in" fo:keep-together="auto"/>
    </style:style>
    <style:style style:name="Table11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11.2" style:family="table-row">
      <style:table-row-properties style:min-row-height="0.2021in" fo:keep-together="auto"/>
    </style:style>
    <style:style style:name="Table11.A2" style:family="table-cell">
      <style:table-cell-properties style:vertical-align="middle" fo:padding-left="0.075in" fo:padding-right="0.075in" fo:padding-top="0in" fo:padding-bottom="0in" fo:border="0.5pt solid #2c2c2c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0%"/>
      <style:text-properties fo:font-variant="small-caps" fo:color="#0774a6" style:font-name="Times New Roman" style:font-name-asian="Times New Roman1" style:font-name-complex="Times New Roman1"/>
    </style:style>
    <style:style style:name="P3" style:family="paragraph" style:parent-style-name="Standard">
      <style:paragraph-properties fo:line-height="110%" fo:text-align="end" style:justify-single-word="false"/>
      <style:text-properties fo:font-variant="small-caps" fo:color="#0774a6" style:font-name="Times New Roman" style:font-name-asian="Times New Roman1" style:font-name-complex="Times New Roman1"/>
    </style:style>
    <style:style style:name="P4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line-height="110%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 style:master-page-name="Standard">
      <style:paragraph-properties fo:line-height="110%" style:page-number="1"/>
      <style:text-properties fo:font-variant="small-caps" fo:color="#0774a6"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.0835in" fo:margin-bottom="0.139in" loext:contextual-spacing="false" fo:line-height="110%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top="0.0835in" fo:margin-bottom="0.139in" loext:contextual-spacing="false" fo:line-height="110%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1" style:family="paragraph" style:parent-style-name="Standard">
      <style:paragraph-properties fo:margin-top="0.0835in" fo:margin-bottom="0.139in" loext:contextual-spacing="false" fo:line-height="110%" fo:text-align="center" style:justify-single-word="false"/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P12" style:family="paragraph" style:parent-style-name="Standard">
      <style:paragraph-properties fo:margin-top="0.0835in" fo:margin-bottom="0.139in" loext:contextual-spacing="false" fo:line-height="110%"/>
      <style:text-properties style:font-name="Times New Roman" fo:font-weight="bold" style:font-name-asian="Times New Roman1" style:font-weight-asian="bold" style:font-name-complex="Times New Roman1"/>
    </style:style>
    <style:style style:name="P13" style:family="paragraph" style:parent-style-name="Standard">
      <style:paragraph-properties fo:margin-top="0.0835in" fo:margin-bottom="0.139in" loext:contextual-spacing="false" fo:line-height="110%"/>
    </style:style>
    <style:style style:name="P14" style:family="paragraph" style:parent-style-name="Standard">
      <style:paragraph-properties fo:margin-top="0.0835in" fo:margin-bottom="0.139in" loext:contextual-spacing="false" fo:line-height="110%" fo:text-align="center" style:justify-single-word="false"/>
    </style:style>
    <style:style style:name="P15" style:family="paragraph" style:parent-style-name="Standard">
      <style:paragraph-properties fo:margin-top="0.0835in" fo:margin-bottom="0.139in" loext:contextual-spacing="false" fo:line-height="110%" fo:text-align="justify" style:justify-single-word="false"/>
    </style:style>
    <style:style style:name="P16" style:family="paragraph" style:parent-style-name="Standard">
      <style:paragraph-properties fo:margin-top="0.0835in" fo:margin-bottom="0.139in" loext:contextual-spacing="false" fo:line-height="150%" fo:text-align="justify" style:justify-single-word="false"/>
    </style:style>
    <style:style style:name="P17" style:family="paragraph" style:parent-style-name="Standard">
      <style:paragraph-properties fo:margin-left="0.5in" fo:margin-right="0in" fo:margin-top="0.0835in" fo:margin-bottom="0.139in" loext:contextual-spacing="false" fo:line-height="110%" fo:text-indent="0in" style:auto-text-indent="false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paragraph-properties fo:margin-left="0.5in" fo:margin-right="0in" fo:margin-top="0.0835in" fo:margin-bottom="0.139in" loext:contextual-spacing="false" fo:line-height="110%" fo:text-indent="0in" style:auto-text-indent="false"/>
      <style:text-properties style:font-name="Times New Roman" style:font-name-asian="Times New Roman1" style:font-name-complex="Times New Roman1"/>
    </style:style>
    <style:style style:name="P19" style:family="paragraph" style:parent-style-name="Standard">
      <style:paragraph-properties fo:margin-left="0.5in" fo:margin-right="0in" fo:margin-top="0in" fo:margin-bottom="0.139in" loext:contextual-spacing="false" fo:line-height="150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5in" fo:margin-right="0in" fo:margin-top="0in" fo:margin-bottom="0.139in" loext:contextual-spacing="false" fo:line-height="150%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margin-left="0.5in" fo:margin-right="0in" fo:margin-top="0in" fo:margin-bottom="0.0835in" loext:contextual-spacing="false" fo:line-height="150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5in" fo:margin-right="0in" fo:line-height="110%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23" style:family="paragraph" style:parent-style-name="Standard">
      <loext:graphic-properties draw:fill="solid" draw:fill-color="#0674a5"/>
      <style:paragraph-properties fo:margin-top="0.0835in" fo:margin-bottom="0in" loext:contextual-spacing="false" fo:line-height="110%" fo:background-color="#0674a5" fo:padding="0in" fo:border="3pt solid #0674a5"/>
    </style:style>
    <style:style style:name="P24" style:family="paragraph" style:parent-style-name="Standard">
      <style:paragraph-properties fo:margin-top="0.0835in" fo:margin-bottom="0in" loext:contextual-spacing="false" fo:line-height="150%"/>
    </style:style>
    <style:style style:name="P25" style:family="paragraph" style:parent-style-name="Standard">
      <style:paragraph-properties fo:margin-top="0.0835in" fo:margin-bottom="0in" loext:contextual-spacing="false" fo:line-height="150%" fo:text-align="center" style:justify-single-word="false"/>
    </style:style>
    <style:style style:name="P26" style:family="paragraph" style:parent-style-name="Standard">
      <style:paragraph-properties fo:margin-top="0.0835in" fo:margin-bottom="0in" loext:contextual-spacing="false" fo:line-height="150%" fo:text-align="justify" style:justify-single-word="false"/>
    </style:style>
    <style:style style:name="P27" style:family="paragraph" style:parent-style-name="Standard">
      <style:paragraph-properties fo:margin-top="0.0835in" fo:margin-bottom="0in" loext:contextual-spacing="false" fo:line-height="100%"/>
    </style:style>
    <style:style style:name="P28" style:family="paragraph" style:parent-style-name="Standard">
      <style:paragraph-properties fo:margin-top="0.0835in" fo:margin-bottom="0in" loext:contextual-spacing="false" fo:line-height="100%" fo:text-align="center" style:justify-single-word="false"/>
    </style:style>
    <style:style style:name="P29" style:family="paragraph" style:parent-style-name="Standard">
      <style:paragraph-properties fo:margin-top="0.0835in" fo:margin-bottom="0in" loext:contextual-spacing="false" fo:line-height="115%"/>
    </style:style>
    <style:style style:name="P30" style:family="paragraph" style:parent-style-name="Standard">
      <style:paragraph-properties fo:margin-top="0.0835in" fo:margin-bottom="0in" loext:contextual-spacing="false" fo:line-height="110%"/>
      <style:text-properties style:font-name="Times New Roman" fo:font-weight="bold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in" fo:margin-bottom="0.0693in" loext:contextual-spacing="false" fo:line-height="108%">
        <style:tab-stops>
          <style:tab-stop style:position="6.2618in" style:type="right"/>
        </style:tab-stops>
      </style:paragraph-properties>
    </style:style>
    <style:style style:name="P32" style:family="paragraph" style:parent-style-name="Standard">
      <style:paragraph-properties fo:margin-top="0in" fo:margin-bottom="0.0693in" loext:contextual-spacing="false" fo:line-height="108%">
        <style:tab-stops>
          <style:tab-stop style:position="0.3055in"/>
          <style:tab-stop style:position="6.2618in" style:type="right"/>
        </style:tab-stops>
      </style:paragraph-properties>
    </style:style>
    <style:style style:name="P33" style:family="paragraph" style:parent-style-name="Standard">
      <style:paragraph-properties fo:margin-left="0.1528in" fo:margin-right="0in" fo:margin-top="0in" fo:margin-bottom="0.0693in" loext:contextual-spacing="false" fo:line-height="108%" fo:text-indent="0in" style:auto-text-indent="false">
        <style:tab-stops>
          <style:tab-stop style:position="6.2618in" style:type="right"/>
        </style:tab-stops>
      </style:paragraph-properties>
    </style:style>
    <style:style style:name="P34" style:family="paragraph" style:parent-style-name="Standard">
      <style:paragraph-properties fo:margin-left="0.1528in" fo:margin-right="0in" fo:margin-top="0in" fo:margin-bottom="0.0693in" loext:contextual-spacing="false" fo:line-height="108%" fo:text-indent="0in" style:auto-text-indent="false">
        <style:tab-stops>
          <style:tab-stop style:position="0.611in"/>
          <style:tab-stop style:position="6.2618in" style:type="right"/>
        </style:tab-stops>
      </style:paragraph-properties>
    </style:style>
    <style:style style:name="P35" style:family="paragraph" style:parent-style-name="Standard">
      <style:paragraph-properties fo:margin-top="0.0417in" fo:margin-bottom="0in" loext:contextual-spacing="false" fo:line-height="115%"/>
    </style:style>
    <style:style style:name="P36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37" style:family="paragraph" style:parent-style-name="Standard">
      <style:paragraph-properties fo:margin-left="0in" fo:margin-right="0in" fo:margin-top="0.0835in" fo:margin-bottom="0in" loext:contextual-spacing="false" fo:line-height="150%" fo:text-indent="0.5in" style:auto-text-indent="false"/>
    </style:style>
    <style:style style:name="P38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.5in" style:auto-text-indent="false"/>
    </style:style>
    <style:style style:name="P39" style:family="paragraph" style:parent-style-name="Standard">
      <style:paragraph-properties fo:margin-left="0in" fo:margin-right="0in" fo:margin-top="0.0835in" fo:margin-bottom="0in" loext:contextual-spacing="false" fo:line-height="110%" fo:text-align="justify" style:justify-single-word="false" fo:text-indent="0.5in" style:auto-text-indent="false"/>
      <style:text-properties style:font-name="Times New Roman" style:font-name-asian="Times New Roman1" style:font-name-complex="Times New Roman1"/>
    </style:style>
    <style:style style:name="P40" style:family="paragraph" style:parent-style-name="Standard">
      <style:paragraph-properties fo:margin-left="0in" fo:margin-right="0in" fo:line-height="150%" fo:text-indent="0.5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2" style:family="paragraph" style:parent-style-name="Standard">
      <style:paragraph-properties fo:margin-left="0in" fo:margin-right="0in" fo:line-height="110%" fo:text-indent="0.5in" style:auto-text-indent="false"/>
      <style:text-properties style:font-name="Times New Roman" style:font-name-asian="Times New Roman1" style:font-name-complex="Times New Roman1"/>
    </style:style>
    <style:style style:name="P43" style:family="paragraph" style:parent-style-name="Standard">
      <style:paragraph-properties fo:margin-top="0in" fo:margin-bottom="0.139in" loext:contextual-spacing="false" fo:line-height="110%"/>
    </style:style>
    <style:style style:name="P44" style:family="paragraph" style:parent-style-name="Standard" style:list-style-name="WWNum1">
      <style:paragraph-properties fo:margin-left="0.5in" fo:margin-right="0in" fo:margin-top="0.0417in" fo:margin-bottom="0in" loext:contextual-spacing="false" fo:line-height="100%" fo:text-indent="-0.25in" style:auto-text-indent="false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Times New Roman" style:font-name-asian="Times New Roman1" style:font-name-complex="Times New Roman1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47" style:family="paragraph" style:parent-style-name="Standard">
      <style:paragraph-properties fo:margin-left="0in" fo:margin-right="0in" fo:line-height="110%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48" style:family="paragraph" style:parent-style-name="Standard">
      <style:paragraph-properties fo:margin-left="0in" fo:margin-right="0in" fo:margin-top="0.0835in" fo:margin-bottom="0in" loext:contextual-spacing="false" fo:line-height="115%" fo:text-indent="0in" style:auto-text-indent="false"/>
    </style:style>
    <style:style style:name="P49" style:family="paragraph" style:parent-style-name="Standard">
      <style:paragraph-properties fo:margin-left="0in" fo:margin-right="0in" fo:margin-top="0.0835in" fo:margin-bottom="0in" loext:contextual-spacing="false" fo:line-height="115%" fo:text-indent="0in" style:auto-text-indent="false"/>
      <style:text-properties fo:color="#2c2c2c" style:font-name="Times New Roman" style:font-name-asian="Times New Roman1" style:font-name-complex="Times New Roman1"/>
    </style:style>
    <style:style style:name="P50" style:family="paragraph" style:parent-style-name="Standard">
      <style:paragraph-properties fo:margin-left="0in" fo:margin-right="0in" fo:margin-top="0.0835in" fo:margin-bottom="0in" loext:contextual-spacing="false" fo:line-height="115%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51" style:family="paragraph" style:parent-style-name="Standard">
      <style:paragraph-properties fo:margin-top="0in" fo:margin-bottom="0.0835in" loext:contextual-spacing="false" fo:line-height="110%"/>
    </style:style>
    <style:style style:name="P52" style:family="paragraph" style:parent-style-name="Standard">
      <style:paragraph-properties fo:margin-top="0.0835in" fo:margin-bottom="0.0835in" loext:contextual-spacing="false" fo:line-height="110%"/>
    </style:style>
    <style:style style:name="P53" style:family="paragraph" style:parent-style-name="Standard">
      <style:paragraph-properties fo:margin-top="0.0835in" fo:margin-bottom="0.0835in" loext:contextual-spacing="false" fo:line-height="110%"/>
      <style:text-properties style:font-name="Times New Roman" fo:font-weight="bold" style:font-name-asian="Times New Roman1" style:font-weight-asian="bold" style:font-name-complex="Times New Roman1"/>
    </style:style>
    <style:style style:name="P54" style:family="paragraph" style:parent-style-name="Standard" style:list-style-name="WWNum2">
      <style:paragraph-properties fo:margin-left="1in" fo:margin-right="0in" fo:line-height="150%" fo:text-align="justify" style:justify-single-word="false" fo:text-indent="-0.25in" style:auto-text-indent="false"/>
    </style:style>
    <style:style style:name="P55" style:family="paragraph" style:parent-style-name="Standard" style:list-style-name="WWNum2">
      <style:paragraph-properties fo:margin-left="1in" fo:margin-right="0in" fo:margin-top="0.0835in" fo:margin-bottom="0in" loext:contextual-spacing="false" fo:line-height="115%" fo:text-indent="-0.25in" style:auto-text-indent="false"/>
    </style:style>
    <style:style style:name="P56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.5in" style:auto-text-indent="false"/>
    </style:style>
    <style:style style:name="P57" style:family="paragraph" style:parent-style-name="Heading_20_1">
      <style:paragraph-properties fo:margin-left="-0.0035in" fo:margin-right="0in" fo:margin-top="0in" fo:margin-bottom="0in" loext:contextual-spacing="false" fo:line-height="106%" fo:text-indent="-0.0071in" style:auto-text-indent="false">
        <style:tab-stops>
          <style:tab-stop style:position="0in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58" style:family="paragraph" style:parent-style-name="Heading_20_1">
      <style:paragraph-properties fo:margin-left="-0.0035in" fo:margin-right="0in" fo:margin-top="0in" fo:margin-bottom="0in" loext:contextual-spacing="false" fo:line-height="106%" fo:text-indent="-0.0071in" style:auto-text-indent="false">
        <style:tab-stops>
          <style:tab-stop style:position="0in"/>
        </style:tab-stops>
      </style:paragraph-properties>
      <style:text-properties style:font-name="Times New Roman" fo:font-weight="bold" style:font-name-asian="Times New Roman1" style:font-weight-asian="bold" style:font-name-complex="Times New Roman1"/>
    </style:style>
    <style:style style:name="T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style:font-name-asian="Times New Roman1" style:font-name-complex="Times New Roman1" fo:background-color="#ffff00"/>
    </style:style>
    <style:style style:name="T4" style:family="text">
      <style:text-properties style:font-name="Times New Roman" fo:font-style="italic" style:font-name-asian="Times New Roman1" style:font-style-asian="italic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name-asian="Times New Roman1" style:font-style-asian="italic" style:font-weight-asian="bold" style:font-name-complex="Times New Roman1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style:text-underline-style="none" style:font-name-asian="Times New Roman1" style:font-name-complex="Times New Roman1"/>
    </style:style>
    <style:style style:name="T9" style:family="text">
      <style:text-properties fo:font-variant="small-caps" fo:color="#ffffff" style:font-name="Times New Roman" style:font-name-asian="Times New Roman1" style:font-name-complex="Times New Roman1"/>
    </style:style>
    <style:style style:name="T10" style:family="text">
      <style:text-properties fo:color="#1155cc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1" style:family="text">
      <style:text-properties fo:color="#2c2c2c" style:font-name="Times New Roman" style:font-name-asian="Times New Roman1" style:font-name-complex="Times New Roman1"/>
    </style:style>
    <style:style style:name="T12" style:family="text">
      <style:text-properties fo:color="#2c2c2c" style:font-name="Times New Roman" fo:font-weight="bold" style:font-name-asian="Times New Roman1" style:font-weight-asian="bold" style:font-name-complex="Times New Roman1"/>
    </style:style>
    <style:style style:name="T13" style:family="text">
      <style:text-properties fo:color="#28a445" style:font-name="Montserrat" fo:font-size="18pt" fo:font-weight="bold" style:font-name-asian="Montserrat1" style:font-size-asian="18pt" style:font-weight-asian="bold" style:font-name-complex="Montserrat1" style:font-size-complex="18pt"/>
    </style:style>
    <style:style style:name="T14" style:family="text">
      <style:text-properties fo:color="#ff0000" style:font-name="Times New Roman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section text:style-name="Sect1" text:name="TextSection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bookmark text:name="_gjdgxs"/></text:p>
        <text:p text:style-name="P3"/>
        <text:p text:style-name="P2"/>
        <text:p text:style-name="P2"/>
        <text:p text:style-name="P2"/>
        <text:p text:style-name="P9"/>
        <text:p text:style-name="P9"/>
        <text:p text:style-name="P10"/>
        <text:p text:style-name="P14"><text:span text:style-name="T1">Plan testów dla projektu Mr. Buggy 3</text:span></text:p>
        <text:p text:style-name="P14"><text:span text:style-name="T1">Wersja 1.0</text:span></text:p>
        <text:p text:style-name="P11"/>
        <text:p text:style-name="P10"/>
        <text:p text:style-name="P9"><text:soft-page-break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><text:span text:style-name="T2"><text:line-break/><text:line-break/></text:span></text:p>
        <text:p text:style-name="P9"/>
        <text:p text:style-name="P17"/>
        <text:p text:style-name="P23"><text:span text:style-name="T9">Spis treści</text:span>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1"><text:a xlink:type="simple" xlink:href="https://docs.google.com/document/d/1mJTGgd-volqybJcIdJSqKu-UlIMQaS_V/edit#heading=h.2jxsxqh" text:style-name="Index_20_Link" text:visited-style-name="Index_20_Link"><text:span text:style-name="T2">PLAN TESTÓW<text:tab/></text:span></text:a></text:p>
            <text:p text:style-name="P32"><text:a xlink:type="simple" xlink:href="#_30j0zll" text:style-name="Index_20_Link" text:visited-style-name="Index_20_Link"><text:span text:style-name="T2">1.<text:tab/>Metryka dokumentu<text:tab/>3</text:span></text:a></text:p>
            <text:p text:style-name="P32"><text:a xlink:type="simple" xlink:href="#_1fob9te" text:style-name="Index_20_Link" text:visited-style-name="Index_20_Link"><text:span text:style-name="T2">2.<text:tab/>Historia dokumentu<text:tab/>3</text:span></text:a></text:p>
            <text:p text:style-name="P32"><text:a xlink:type="simple" xlink:href="https://docs.google.com/document/d/1mJTGgd-volqybJcIdJSqKu-UlIMQaS_V/edit#heading=h.z337ya" text:style-name="Index_20_Link" text:visited-style-name="Index_20_Link"><text:span text:style-name="T2">3.<text:tab/>Lista załączników<text:tab/></text:span></text:a><text:span text:style-name="T2">3</text:span></text:p>
            <text:p text:style-name="P32"><text:a xlink:type="simple" xlink:href="#_3znysh7" text:style-name="Index_20_Link" text:visited-style-name="Index_20_Link"><text:span text:style-name="T2">4.<text:tab/>Cel i zakres dokumentu<text:tab/>3</text:span></text:a></text:p>
            <text:p text:style-name="P32"><text:a xlink:type="simple" xlink:href="#_2et92p0" text:style-name="Index_20_Link" text:visited-style-name="Index_20_Link"><text:span text:style-name="T2">5.<text:tab/>Słownik pojęć i skrótów<text:tab/>4</text:span></text:a></text:p>
            <text:p text:style-name="P32"><text:a xlink:type="simple" xlink:href="#_tyjcwt" text:style-name="Index_20_Link" text:visited-style-name="Index_20_Link"><text:span text:style-name="T2">6.<text:tab/>Plan testów<text:tab/>5-7</text:span></text:a></text:p>
            <text:p text:style-name="P33"><text:a xlink:type="simple" xlink:href="#_3dy6vkm" text:style-name="Index_20_Link" text:visited-style-name="Index_20_Link"><text:span text:style-name="T2">6.1. <text:s text:c="5"/>Sposoby organizacji testów <text:tab/>5</text:span></text:a></text:p>
            <text:p text:style-name="P34"><text:soft-page-break/><text:a xlink:type="simple" xlink:href="#_1t3h5sf" text:style-name="Index_20_Link" text:visited-style-name="Index_20_Link"><text:span text:style-name="T2">6.2.<text:tab/>Wymagane wsparcie<text:tab/>5</text:span></text:a></text:p>
            <text:p text:style-name="P34"><text:a xlink:type="simple" xlink:href="#_4d34og8" text:style-name="Index_20_Link" text:visited-style-name="Index_20_Link"><text:span text:style-name="T2">6.3.<text:tab/>Zakres testów<text:tab/>5</text:span></text:a></text:p>
            <text:p text:style-name="P34"><text:a xlink:type="simple" xlink:href="#_2s8eyo1" text:style-name="Index_20_Link" text:visited-style-name="Index_20_Link"><text:span text:style-name="T2">6.4.<text:tab/>Harmonogram przeprowadzenia testów<text:tab/>5</text:span></text:a></text:p>
            <text:p text:style-name="P34"><text:a xlink:type="simple" xlink:href="#_17dp8vu" text:style-name="Index_20_Link" text:visited-style-name="Index_20_Link"><text:span text:style-name="T2">6.5.<text:tab/>Narzędzia wspierające przeprowadzenie testów<text:tab/>6</text:span></text:a></text:p>
            <text:p text:style-name="P34"><text:a xlink:type="simple" xlink:href="#_3rdcrjn" text:style-name="Index_20_Link" text:visited-style-name="Index_20_Link"><text:span text:style-name="T2">6.6.<text:tab/>Sposoby komunikacji podczas prowadzenia testów<text:tab/>6</text:span></text:a></text:p>
            <text:p text:style-name="P33"><text:a xlink:type="simple" xlink:href="#_26in1rg" text:style-name="Index_20_Link" text:visited-style-name="Index_20_Link"><text:span text:style-name="T2">6.7. <text:s text:c="5"/>Środowisko testowe i jego ograniczenia <text:tab/>6-7</text:span></text:a></text:p>
            <text:p text:style-name="P33"><text:a xlink:type="simple" xlink:href="#_lnxbz9" text:style-name="Index_20_Link" text:visited-style-name="Index_20_Link"><text:span text:style-name="T2">6.8. <text:s text:c="5"/>Kryteria błędów<text:tab/>7</text:span></text:a></text:p>
            <text:p text:style-name="P34"><text:a xlink:type="simple" xlink:href="#_35nkun2" text:style-name="Index_20_Link" text:visited-style-name="Index_20_Link"><text:span text:style-name="T2">6.9.<text:tab/>Kryteria </text:span></text:a><text:span text:style-name="T4">wejścia</text:span><text:span text:style-name="T2"><text:tab/>7</text:span></text:p>
            <text:p text:style-name="P33"><text:a xlink:type="simple" xlink:href="#_1ksv4uv" text:style-name="Index_20_Link" text:visited-style-name="Index_20_Link"><text:span text:style-name="T2">6.10. <text:s text:c="3"/>Kryteria </text:span></text:a><text:a xlink:type="simple" xlink:href="#_1ksv4uv" text:style-name="Index_20_Link" text:visited-style-name="Index_20_Link"><text:span text:style-name="T4">zamknięcia</text:span></text:a><text:a xlink:type="simple" xlink:href="#_1ksv4uv" text:style-name="Index_20_Link" text:visited-style-name="Index_20_Link"><text:span text:style-name="T2"><text:tab/>7</text:span></text:a></text:p>
            <text:p text:style-name="P33"><text:a xlink:type="simple" xlink:href="#_44sinio" text:style-name="Index_20_Link" text:visited-style-name="Index_20_Link"><text:span text:style-name="T2">6.11. <text:s text:c="3"/>Kryteria wstrzymania<text:tab/>7</text:span></text:a></text:p>
            <text:p text:style-name="P13"><text:a xlink:type="simple" xlink:href="#_44sinio" text:style-name="Index_20_Link" text:visited-style-name="Index_20_Link"><text:span text:style-name="T2"/></text:a></text:p>
          </text:index-body>
        </text:table-of-content>
        <text:p text:style-name="P17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><text:span text:style-name="T2"><text:line-break/><text:line-break/><text:line-break/><text:line-break/><text:line-break/><text:line-break/><text:line-break/></text:span></text:p>
        <text:p text:style-name="P9"><text:soft-page-break/></text:p>
        <text:p text:style-name="P9"/>
        <text:p text:style-name="P9"/>
        <text:p text:style-name="P9"/>
        <text:p text:style-name="P13"><text:bookmark text:name="_30j0zll"/><text:span text:style-name="T6">1. Metryka dokumentu</text:span></text:p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35"><text:span text:style-name="T6">Nazwa produktu</text:span></text:p>
            </table:table-cell>
            <table:table-cell table:style-name="Table1.B1" office:value-type="string">
              <text:p text:style-name="P35"><text:span text:style-name="T2">MrBuggy 3</text:span></text:p>
            </table:table-cell>
          </table:table-row>
          <table:table-row table:style-name="Table1.2">
            <table:table-cell table:style-name="Table1.A1" office:value-type="string">
              <text:p text:style-name="P35"><text:span text:style-name="T6">Etap</text:span></text:p>
            </table:table-cell>
            <table:table-cell table:style-name="Table1.B1" office:value-type="string">
              <text:p text:style-name="P35"><text:span text:style-name="T2">Pierwszy</text:span></text:p>
            </table:table-cell>
          </table:table-row>
        </table:table>
        <text:p text:style-name="P9"><text:bookmark text:name="_1fob9te"/></text:p>
        <text:p text:style-name="P13"><text:span text:style-name="T6">2. Historia dokumentu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25"><text:span text:style-name="T6">Wersja</text:span></text:p>
            </table:table-cell>
            <table:table-cell table:style-name="Table2.A1" office:value-type="string">
              <text:p text:style-name="P28"><text:span text:style-name="T6">Utworzył</text:span></text:p>
            </table:table-cell>
            <table:table-cell table:style-name="Table2.A1" office:value-type="string">
              <text:p text:style-name="P28"><text:span text:style-name="T6">Data</text:span></text:p>
            </table:table-cell>
            <table:table-cell table:style-name="Table2.A1" office:value-type="string">
              <text:p text:style-name="P28"><text:span text:style-name="T6">Opis zmian</text:span></text:p>
            </table:table-cell>
          </table:table-row>
          <table:table-row table:style-name="Table2.1">
            <table:table-cell table:style-name="Table2.A2" office:value-type="string">
              <text:p text:style-name="P25"><text:span text:style-name="T2">0.1</text:span></text:p>
            </table:table-cell>
            <table:table-cell table:style-name="Table2.A2" office:value-type="string">
              <text:p text:style-name="P25"><text:span text:style-name="T2">DS</text:span></text:p>
            </table:table-cell>
            <table:table-cell table:style-name="Table2.A2" office:value-type="string">
              <text:p text:style-name="P25"><text:span text:style-name="T2">11.06.2022</text:span></text:p>
            </table:table-cell>
            <table:table-cell table:style-name="Table2.A2" office:value-type="string">
              <text:p text:style-name="P25"><text:span text:style-name="T2">Pierwsza wersja dokumentacji</text:span></text:p>
            </table:table-cell>
          </table:table-row>
          <table:table-row table:style-name="Table2.1">
            <table:table-cell table:style-name="Table2.A2" office:value-type="string">
              <text:p text:style-name="P25"><text:span text:style-name="T2">0.2</text:span></text:p>
            </table:table-cell>
            <table:table-cell table:style-name="Table2.A2" office:value-type="string">
              <text:p text:style-name="P25"><text:span text:style-name="T2">DK i DS</text:span></text:p>
            </table:table-cell>
            <table:table-cell table:style-name="Table2.A2" office:value-type="string">
              <text:p text:style-name="P25"><text:span text:style-name="T2">12.06.2022</text:span></text:p>
            </table:table-cell>
            <table:table-cell table:style-name="Table2.A2" office:value-type="string">
              <text:p text:style-name="P25"><text:span text:style-name="T2">Środowisko testowe, rewizja przypadków testowych oraz środowisk testowych</text:span></text:p>
            </table:table-cell>
          </table:table-row>
          <table:table-row table:style-name="Table2.1">
            <table:table-cell table:style-name="Table2.A2" office:value-type="string">
              <text:p text:style-name="P25"><text:span text:style-name="T2">1.0</text:span></text:p>
            </table:table-cell>
            <table:table-cell table:style-name="Table2.A2" office:value-type="string">
              <text:p text:style-name="P25"><text:span text:style-name="T2">DK</text:span></text:p>
            </table:table-cell>
            <table:table-cell table:style-name="Table2.A2" office:value-type="string">
              <text:p text:style-name="P25"><text:span text:style-name="T2">20.07.2022</text:span></text:p>
            </table:table-cell>
            <table:table-cell table:style-name="Table2.A2" office:value-type="string">
              <text:p text:style-name="P25"><text:span text:style-name="T2">Ujednolicenie numeracji, korekcja błędów, zmiana nazwy dokumentu</text:span></text:p>
            </table:table-cell>
          </table:table-row>
        </table:table>
        <text:p text:style-name="P9"/>
        <text:p text:style-name="P13"><text:span text:style-name="T6">3. Lista załączników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7"><text:span text:style-name="T6">Nr</text:span></text:p>
            </table:table-cell>
            <table:table-cell table:style-name="Table3.A1" office:value-type="string">
              <text:p text:style-name="P7"><text:span text:style-name="T6">Nazwa dokumentu</text:span></text:p>
            </table:table-cell>
            <table:table-cell table:style-name="Table3.A1" office:value-type="string">
              <text:p text:style-name="P7"><text:span text:style-name="T6">Wersja dokumentu</text:span></text:p>
            </table:table-cell>
            <table:table-cell table:style-name="Table3.A1" office:value-type="string">
              <text:p text:style-name="P7"><text:span text:style-name="T6">Miejsce przechowywania</text:span></text:p>
            </table:table-cell>
          </table:table-row>
          <table:table-row table:style-name="Table3.1">
            <table:table-cell table:style-name="Table3.A2" office:value-type="string">
              <text:p text:style-name="P24"><text:span text:style-name="T2">1</text:span></text:p>
            </table:table-cell>
            <table:table-cell table:style-name="Table3.B2" office:value-type="string">
              <text:p text:style-name="P24"><text:span text:style-name="T2">Plan testów Mr. Buggy 11.06-20.07.docx</text:span></text:p>
            </table:table-cell>
            <table:table-cell table:style-name="Table3.C2" office:value-type="string">
              <text:p text:style-name="P25"><text:span text:style-name="T2">1.0</text:span></text:p>
            </table:table-cell>
            <table:table-cell table:style-name="Table3.D2" office:value-type="string">
              <text:p text:style-name="P25"><text:a xlink:type="simple" xlink:href="https://docs.google.com/document/d/1HTPUMBmLPlCI_Q2PtPDaxFuuDpueedPu0lFQw2bfQfw/edit?usp=sharing" text:style-name="ListLabel_20_11" text:visited-style-name="ListLabel_20_11"><text:span text:style-name="T10">Google Docs</text:span></text:a></text:p>
            </table:table-cell>
          </table:table-row>
          <table:table-row table:style-name="Table3.1">
            <table:table-cell table:style-name="Table3.A3" office:value-type="string">
              <text:p text:style-name="P24"><text:span text:style-name="T2">3</text:span></text:p>
            </table:table-cell>
            <table:table-cell table:style-name="Table3.B3" office:value-type="string">
              <text:p text:style-name="P24"><text:span text:style-name="T2">Przypadki testowe MrBuggy 3.xlsx</text:span></text:p>
            </table:table-cell>
            <table:table-cell table:style-name="Table3.C3" office:value-type="string">
              <text:p text:style-name="P25"><text:span text:style-name="T2">1.0</text:span></text:p>
            </table:table-cell>
            <table:table-cell table:style-name="Table3.D3" office:value-type="string">
              <text:p text:style-name="P25"><text:a xlink:type="simple" xlink:href="https://docs.google.com/spreadsheets/d/1JCnhMpP4ZpPEIibLsG5nkjDouWlGoJ0N/edit?usp=sharing&amp;ouid=104349859791020617321&amp;rtpof=true&amp;sd=true" text:style-name="ListLabel_20_11" text:visited-style-name="ListLabel_20_11"><text:span text:style-name="T10">Google Docs</text:span></text:a></text:p>
            </table:table-cell>
          </table:table-row>
          <table:table-row table:style-name="Table3.1">
            <table:table-cell table:style-name="Table3.A4" office:value-type="string">
              <text:p text:style-name="P24"><text:span text:style-name="T2">4</text:span></text:p>
            </table:table-cell>
            <table:table-cell table:style-name="Table3.B4" office:value-type="string">
              <text:p text:style-name="P24"><text:span text:style-name="T2">Specyfikacja aplikacji MrBuggy 3.pdf</text:span></text:p>
            </table:table-cell>
            <table:table-cell table:style-name="Table3.C4" office:value-type="string">
              <text:p text:style-name="P25"><text:span text:style-name="T2">1.0</text:span></text:p>
            </table:table-cell>
            <table:table-cell table:style-name="Table3.D4" office:value-type="string">
              <text:p text:style-name="P25"><text:a xlink:type="simple" xlink:href="http://mrbuggy.pl/mrbuggy3/dfiles/Specyfikacja_Mr_Buggy_3.pdf" text:style-name="ListLabel_20_11" text:visited-style-name="ListLabel_20_11"><text:span text:style-name="T10">Serwer sieciowy</text:span></text:a></text:p>
            </table:table-cell>
          </table:table-row>
          <table:table-row table:style-name="Table3.5">
            <table:table-cell table:style-name="Table3.A5" office:value-type="string">
              <text:p text:style-name="P24"><text:span text:style-name="T2">5</text:span></text:p>
            </table:table-cell>
            <table:table-cell table:style-name="Table3.B5" office:value-type="string">
              <text:p text:style-name="P24"><text:span text:style-name="T2">Raport z testów MrBuggy 3.docx</text:span></text:p>
            </table:table-cell>
            <table:table-cell table:style-name="Table3.C5" office:value-type="string">
              <text:p text:style-name="P25"><text:span text:style-name="T2">1.0</text:span></text:p>
            </table:table-cell>
            <table:table-cell table:style-name="Table3.D5" office:value-type="string">
              <text:p text:style-name="P25"><text:a xlink:type="simple" xlink:href="https://docs.google.com/document/d/14ngo08hVttvf7DBsEkVI9_3kIj7EMmxN/edit?usp=sharing&amp;ouid=104349859791020617321&amp;rtpof=true&amp;sd=true" text:style-name="ListLabel_20_11" text:visited-style-name="ListLabel_20_11"><text:span text:style-name="T10">Google Docs</text:span></text:a></text:p>
            </table:table-cell>
          </table:table-row>
        </table:table>
        <text:p text:style-name="P9"/>
        <text:p text:style-name="P13"><text:bookmark text:name="_3znysh7"/><text:soft-page-break/><text:span text:style-name="T6">4. Cel i zakres dokumentu</text:span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26"><text:span text:style-name="T6">Celem głównym</text:span><text:span text:style-name="T2"> dokumentu jest zebranie ogólnych i szczegółowych informacji o sposobach organizacji testów i ich zakresie, potrzebnych do sprawdzenia poprawności działania programu MrBuggy 3 w wersji </text:span><text:span text:style-name="T11">klienckiej, otwartej.</text:span></text:p>
            </table:table-cell>
          </table:table-row>
          <table:table-row table:style-name="Table4.1">
            <table:table-cell table:style-name="Table4.A1" office:value-type="string">
              <text:p text:style-name="P26"><text:span text:style-name="T6">Zakres testów </text:span><text:span text:style-name="T2">obejmuje weryfikację poprawności działania poszczególnych funkcjonalności programu Mr. Buggy 3 w wersji </text:span><text:span text:style-name="T11">klienckiej, otwartej.</text:span></text:p>
            </table:table-cell>
          </table:table-row>
        </table:table>
        <text:p text:style-name="P16"><text:span text:style-name="T6">Ograniczenia <text:line-break/></text:span><text:span text:style-name="T2">Programu MrBuggy 3 nie należy testować na innych środowiskach testowych. Zaleca się ograniczenie do systemów op. Windows 7 oraz Windows 8, na komputerze o identycznych bądź podobnych parametrach technicznych.</text:span></text:p>
        <text:p text:style-name="P16"><text:span text:style-name="T6">Wyłączone z zakresu testowania</text:span><text:span text:style-name="T2">: funkcjonalności przypisane do części serwerowej programu MrBuggy3. <text:s/>funkcjonalności przypisane do wersji końcowej i publicznej programu MrBuggy3.<text:line-break/><text:line-break/><text:line-break/></text:span></text:p>
        <text:p text:style-name="P13"><text:bookmark text:name="_2et92p0"/><text:span text:style-name="T6">5. Słownik pojęć i skrótów</text:span></text:p>
        <text:p text:style-name="P57"><text:bookmark text:name="_92w4zrc33clk"/></text:p>
        <table:table table:name="Table5" table:style-name="Table5">
          <table:table-column table:style-name="Table5.A"/>
          <table:table-column table:style-name="Table5.B"/>
          <text:soft-page-break/>
          <table:table-row table:style-name="Table5.1">
            <table:table-cell table:style-name="Table5.A1" office:value-type="string">
              <text:p text:style-name="P25"><text:span text:style-name="T6">Skrót/pojęcie</text:span></text:p>
            </table:table-cell>
            <table:table-cell table:style-name="Table5.A1" office:value-type="string">
              <text:p text:style-name="P25"><text:span text:style-name="T6">Opis </text:span><text:span text:style-name="T2">funkcjonalności przypisane</text:span></text:p>
            </table:table-cell>
          </table:table-row>
          <table:table-row table:style-name="Table5.1">
            <table:table-cell table:style-name="Table5.A2" office:value-type="string">
              <text:p text:style-name="P6"><text:span text:style-name="T2">Testy funkcjonalne</text:span></text:p>
            </table:table-cell>
            <table:table-cell table:style-name="Table5.A2" office:value-type="string">
              <text:p text:style-name="P27"><text:span text:style-name="T2">Sprawdzają czym zajmuje się dany system (program, aplikacja) według specyfikacji wymagań funkcjonalnych, czyli czy spełnia podstawowe kryteria postawione przez dostawcę oprogramowania przy tworzeniu danego systemu.</text:span></text:p>
            </table:table-cell>
          </table:table-row>
          <table:table-row table:style-name="Table5.1">
            <table:table-cell table:style-name="Table5.A2" office:value-type="string">
              <text:p text:style-name="P6"><text:span text:style-name="T2">Re-testy</text:span></text:p>
            </table:table-cell>
            <table:table-cell table:style-name="Table5.A2" office:value-type="string">
              <text:p text:style-name="P27"><text:span text:style-name="T2">Są to ponowne testy danego systemu. Wykonywane w sytuacji, gdy np. błąd został naprawiony i naszym zadaniem jest zweryfikowanie czy usterka faktycznie została naprawiona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Regresja</text:span></text:p>
            </table:table-cell>
            <table:table-cell table:style-name="Table5.A2" office:value-type="string">
              <text:p text:style-name="P27"><text:span text:style-name="T2">To sprawdzenie systemu w przypadku gdy zostały wprowadzone w nim zmiany pod kątem możliwości pojawienia się nowych błędów w elementach systemu, które wcześniej działały poprawnie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Testy systemowe</text:span></text:p>
            </table:table-cell>
            <table:table-cell table:style-name="Table5.A2" office:value-type="string">
              <text:p text:style-name="P27"><text:span text:style-name="T2">Sprawdzają czy utworzony system działa poprawnie jako całość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Testy pozytywne</text:span></text:p>
            </table:table-cell>
            <table:table-cell table:style-name="Table5.A2" office:value-type="string">
              <text:p text:style-name="P27"><text:span text:style-name="T2">Są to testy, których rezultat powinien dawać oczekiwany efekt – pozytywny bądź negatywny. Wiemy czego można się po systemie spodziewać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Testy negatywne</text:span></text:p>
            </table:table-cell>
            <table:table-cell table:style-name="Table5.A2" office:value-type="string">
              <text:p text:style-name="P27"><text:span text:style-name="T2">Są to testy, gdzie poniekąd próbujemy „przechytrzyć” system i próbujemy na różne sposoby wywołać błędy w jego działaniu, których tworzący go programista mógł nie zauważyć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Testy akceptacyjne</text:span></text:p>
            </table:table-cell>
            <table:table-cell table:style-name="Table5.A2" office:value-type="string">
              <text:p text:style-name="P27"><text:span text:style-name="T2">Gdy system albo przynajmniej jego duża funkcjonalność powinny już działać, wg zamysłów programistów, możemy sprawdzać czy spełnia on oczekiwania odbiorców – klienta i użytkowników. Celem tych testów nie jest wykrywanie błędów. 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Defekt</text:span></text:p>
            </table:table-cell>
            <table:table-cell table:style-name="Table5.A2" office:value-type="string">
              <text:p text:style-name="P27"><text:span text:style-name="T2">Awaria bądź błąd systemu, która powoduje że funkcja bądź moduł funkcji systemu nie działa bądź nie działa poprawnie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Zestaw testowy</text:span></text:p>
            </table:table-cell>
            <table:table-cell table:style-name="Table5.A2" office:value-type="string">
              <text:p text:style-name="P27"><text:span text:style-name="T2">Układ przypadków testowych testów pozytywnych i negatywnych mających za zadanie sprawdzenie modułu (jednostki) systemu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Scenariusz testowy</text:span></text:p>
            </table:table-cell>
            <table:table-cell table:style-name="Table5.A2" office:value-type="string">
              <text:p text:style-name="P27"><text:span text:style-name="T2">Spis elementów do sprawdzenia które są konieczne do wykonania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Przypadek testowy</text:span></text:p>
            </table:table-cell>
            <table:table-cell table:style-name="Table5.A2" office:value-type="string">
              <text:p text:style-name="P27"><text:span text:style-name="T2">Zbiór instrukcji do wykonania i oczekiwanych reakcji systemu przy wykonywaniu testów pozytywnych i negatywnych.</text:span></text:p>
            </table:table-cell>
          </table:table-row>
          <table:table-row table:style-name="Table5.1">
            <table:table-cell table:style-name="Table5.A2" office:value-type="string">
              <text:p text:style-name="P1"><text:span text:style-name="T2">Zadanie</text:span></text:p>
            </table:table-cell>
            <table:table-cell table:style-name="Table5.A2" office:value-type="string">
              <text:p text:style-name="P1"><text:span text:style-name="T2">Część aplikacji, w której znajduje się poszukiwany przez uczestników defekt.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Aplikacja kliencka</text:span></text:p>
            </table:table-cell>
            <table:table-cell table:style-name="Table5.A2" office:value-type="string">
              <text:p text:style-name="P27"><text:span text:style-name="T2">Publiczna wersja aplikacji MrBuggy 3, bez dostępu do funkcji serwerowych</text:span></text:p>
            </table:table-cell>
          </table:table-row>
          <table:table-row table:style-name="Table5.1">
            <table:table-cell table:style-name="Table5.A2" office:value-type="string">
              <text:p text:style-name="P27"><text:span text:style-name="T2">Wersja publiczna</text:span></text:p>
            </table:table-cell>
            <table:table-cell table:style-name="Table5.A2" office:value-type="string">
              <text:p text:style-name="P27"><text:a xlink:type="simple" xlink:href="https://www.dropbox.com/s/wd02vbbeajav9ol/MrBuggy3%201.2.0.146.exe?dl=1" text:style-name="ListLabel_20_11" text:visited-style-name="ListLabel_20_11"><text:span text:style-name="T10">Wersja udostępniona publicznie po Mistrzostwach Polski w Testowaniu Oprogramowania w celach edukacyjnych</text:span></text:a><text:span text:style-name="T2"> (dostęp na Jul 20, 2022 13:23:30)</text:span></text:p>
            </table:table-cell>
          </table:table-row>
        </table:table>
        <text:p text:style-name="P58"><text:bookmark text:name="_p23u2ft6vyk9"/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3"><text:span text:style-name="T6">6. Plan testów</text:span></text:p>
        <text:p text:style-name="P15"><text:bookmark text:name="_3dy6vkm"/><text:span text:style-name="T6">6.1. Sposoby organizacji testów</text:span></text:p>
        <text:p text:style-name="P38"><text:span text:style-name="T2">W trakcie wykonywania testów przeprowadzona zostanie ścieżka postępowania zgodna z przedstawionymi niżej zestawami, scenariuszami i przypadkami testowymi. Jeżeli pojawią się błędy, to zostaną odnotowane i zarejestrowane.</text:span></text:p>
        <text:p text:style-name="P41"><text:span text:style-name="T2">Wykonany zostanie szereg testów funkcjonalnych, <text:s/>systemowych i akceptacyjnych.</text:span></text:p>
        <text:p text:style-name="P39"/>
        <text:p text:style-name="P43"><text:bookmark text:name="_1t3h5sf"/><text:span text:style-name="T6">6.2. Wymagane wsparcie</text:span></text:p>
        <text:p text:style-name="P37"><text:span text:style-name="T6">Kierownicy: </text:span><text:span text:style-name="T2">Justyna Kałek, Dominik Szydłowski</text:span></text:p>
        <text:p text:style-name="P40"><text:span text:style-name="T6">Testerzy:</text:span><text:span text:style-name="T2"> Dominik Szydłowski, Kamila Zagocka, Adrian Bielak, Aleksandra Zasada, Dariusz Krakowiak</text:span></text:p>
        <text:p text:style-name="P42"/>
        <text:p text:style-name="P43"><text:bookmark text:name="_4d34og8"/><text:span text:style-name="T6">6.3. Zakres testów</text:span></text:p>
        <text:p text:style-name="P16"><text:soft-page-break/><text:span text:style-name="T2">Testy programu MrBuggy 3 obejmować będą:</text:span></text:p>
        <text:p text:style-name="P19"><text:span text:style-name="T2">- działanie funkcjonalności programu bez konta,<text:tab/><text:tab/><text:tab/><text:tab/><text:tab/><text:tab/><text:line-break/>- ilość defektów w danych zadaniach,<text:line-break/>- możliwość ręcznej implementacji zadań,<text:line-break/>- zależność między poł. internetowym a działaniem programu,<text:line-break/>- działanie "Zgłoś defekt",<text:line-break/>- nieodwracalność "Zakończ",<text:line-break/>- ekran potwierdzenia,<text:line-break/>- funkcjonalność widoku panelu programu.<text:line-break/></text:span></text:p>
        <text:p text:style-name="P20"/>
        <text:p text:style-name="P13"><text:bookmark text:name="_p75be6cwojai"/><text:span text:style-name="T6">6.4. Harmonogram przeprowadzenia testów </text:span></text:p>
        <table:table table:name="Table6" table:style-name="Table6">
          <table:table-column table:style-name="Table6.A"/>
          <table:table-column table:style-name="Table6.B"/>
          <table:table-header-rows>
            <table:table-row table:style-name="Table6.1">
              <table:table-cell table:style-name="Table6.A1" office:value-type="string">
                <text:p text:style-name="P28"><text:span text:style-name="T6">Zadanie</text:span></text:p>
              </table:table-cell>
              <table:table-cell table:style-name="Table6.A1" office:value-type="string">
                <text:p text:style-name="P28"><text:span text:style-name="T6">Data</text:span></text:p>
              </table:table-cell>
            </table:table-row>
            <table:table-row table:style-name="Table6.2">
              <table:table-cell table:style-name="Table6.A2" office:value-type="string">
                <text:list xml:id="list1487302610" text:style-name="WWNum1">
                  <text:list-item>
                    <text:p text:style-name="P44"><text:span text:style-name="T2">Analiza dokumentacji biznesowo- technicznej MrBuggy3</text:span></text:p>
                  </text:list-item>
                </text:list>
              </table:table-cell>
              <table:table-cell table:style-name="Table6.A2" table:number-rows-spanned="3" office:value-type="string">
                <text:p text:style-name="P36"><text:span text:style-name="T2">11.06.2022</text:span></text:p>
              </table:table-cell>
            </table:table-row>
            <table:table-row table:style-name="Table6.2">
              <table:table-cell table:style-name="Table6.A2" office:value-type="string">
                <text:list xml:id="list62221968034203" text:continue-numbering="true" text:style-name="WWNum1">
                  <text:list-item>
                    <text:p text:style-name="P44"><text:span text:style-name="T2">Stworzenie rozpiski zestawów, scenariuszy i przypadków testowych (xml)</text:span></text:p>
                  </text:list-item>
                </text:list>
              </table:table-cell>
              <table:covered-table-cell/>
            </table:table-row>
            <table:table-row table:style-name="Table6.2">
              <table:table-cell table:style-name="Table6.A2" office:value-type="string">
                <text:list xml:id="list62221883370962" text:continue-numbering="true" text:style-name="WWNum1">
                  <text:list-item>
                    <text:p text:style-name="P44"><text:span text:style-name="T2">Szczegółowe opisanie przypadków testowych</text:span></text:p>
                  </text:list-item>
                </text:list>
              </table:table-cell>
              <table:covered-table-cell/>
            </table:table-row>
            <table:table-row table:style-name="Table6.2">
              <table:table-cell table:style-name="Table6.A2" office:value-type="string">
                <text:list xml:id="list62223338804254" text:continue-numbering="true" text:style-name="WWNum1">
                  <text:list-item>
                    <text:p text:style-name="P44"><text:span text:style-name="T2">Uruchomienie aplikacji MrBuggy 3</text:span></text:p>
                  </text:list-item>
                </text:list>
              </table:table-cell>
              <table:table-cell table:style-name="Table6.A2" table:number-rows-spanned="4" office:value-type="string">
                <text:p text:style-name="P4"/>
                <text:p text:style-name="P36"><text:span text:style-name="T2">19-20.07.2022</text:span></text:p>
              </table:table-cell>
            </table:table-row>
            <table:table-row table:style-name="Table6.6">
              <table:table-cell table:style-name="Table6.A2" office:value-type="string">
                <text:list xml:id="list62223225423788" text:continue-numbering="true" text:style-name="WWNum1">
                  <text:list-item>
                    <text:p text:style-name="P44"><text:span text:style-name="T2">Wykonanie testów systemowych programu</text:span></text:p>
                  </text:list-item>
                </text:list>
              </table:table-cell>
              <table:covered-table-cell/>
            </table:table-row>
            <table:table-row table:style-name="Table6.7">
              <table:table-cell table:style-name="Table6.A2" office:value-type="string">
                <text:list xml:id="list62223449728205" text:continue-numbering="true" text:style-name="WWNum1">
                  <text:list-item>
                    <text:p text:style-name="P44"><text:span text:style-name="T2">Wykrywanie błędów w działaniu programu</text:span></text:p>
                  </text:list-item>
                </text:list>
              </table:table-cell>
              <table:covered-table-cell/>
            </table:table-row>
            <table:table-row table:style-name="Table6.6">
              <table:table-cell table:style-name="Table6.A2" office:value-type="string">
                <text:list xml:id="list62221817149311" text:continue-numbering="true" text:style-name="WWNum1">
                  <text:list-item>
                    <text:p text:style-name="P44"><text:span text:style-name="T2">Sporządzenie dokumentacji zbiorczej defektów</text:span></text:p>
                  </text:list-item>
                </text:list>
              </table:table-cell>
              <table:covered-table-cell/>
            </table:table-row>
          </table:table-header-rows>
          <table:table-row table:style-name="Table6.9">
            <table:table-cell table:style-name="Table6.A2" office:value-type="string">
              <text:list xml:id="list62222221457011" text:continue-numbering="true" text:style-name="WWNum1">
                <text:list-item>
                  <text:p text:style-name="P44"><text:span text:style-name="T2">Sporządzenie raportu z przeprowadzonych testów</text:span></text:p>
                </text:list-item>
              </text:list>
            </table:table-cell>
            <table:table-cell table:style-name="Table6.A2" office:value-type="string">
              <text:p text:style-name="P36"><text:span text:style-name="T2">20.07.2022</text:span></text:p>
            </table:table-cell>
          </table:table-row>
        </table:table>
        <text:p text:style-name="P13"><text:span text:style-name="T6">6.5. Narzędzia wspierające przeprowadzenie testów</text:span></text:p>
        <table:table table:name="Table7" table:style-name="Table7">
          <table:table-column table:style-name="Table7.A" table:number-columns-repeated="2"/>
          <table:table-row table:style-name="Table7.1">
            <table:table-cell table:style-name="Table7.A1" office:value-type="string">
              <text:p text:style-name="P25"><text:span text:style-name="T6">Narzędzie</text:span></text:p>
            </table:table-cell>
            <table:table-cell table:style-name="Table7.A1" office:value-type="string">
              <text:p text:style-name="P25"><text:span text:style-name="T6">Opis</text:span></text:p>
            </table:table-cell>
          </table:table-row>
          <table:table-row table:style-name="Table7.2">
            <table:table-cell table:style-name="Table7.A2" office:value-type="string">
              <text:p text:style-name="P29"><text:span text:style-name="T2">System operacyjny Windows 10/11 w trybie wst. kompatybilności</text:span></text:p>
            </table:table-cell>
            <table:table-cell table:style-name="Table7.B2" office:value-type="string">
              <text:p text:style-name="P29"><text:span text:style-name="T2">System operacyjny </text:span></text:p>
            </table:table-cell>
          </table:table-row>
          <table:table-row table:style-name="Table7.3">
            <table:table-cell table:style-name="Table7.A2" office:value-type="string">
              <text:p text:style-name="P29"><text:span text:style-name="T2">System operacyjny Windows 7</text:span></text:p>
            </table:table-cell>
            <table:table-cell table:style-name="Table7.B3" office:value-type="string">
              <text:p text:style-name="P29"><text:span text:style-name="T2">System operacyjny </text:span></text:p>
            </table:table-cell>
          </table:table-row>
          <table:table-row table:style-name="Table7.4">
            <table:table-cell table:style-name="Table7.A2" office:value-type="string">
              <text:p text:style-name="P29"><text:span text:style-name="T2">Program </text:span><text:span text:style-name="T11">XRAY Exploratory App 2.03</text:span><text:span text:style-name="T13"> </text:span><text:span text:style-name="T2"><text:s/>dla systemu Windows </text:span></text:p>
            </table:table-cell>
            <table:table-cell table:style-name="Table7.B4" office:value-type="string">
              <text:p text:style-name="P29"><text:span text:style-name="T2">Program służący do nagrywania materiałów dla przypadków testowych oraz automatycznego raportowania ich na serwisie JIRA</text:span></text:p>
            </table:table-cell>
          </table:table-row>
          <table:table-row table:style-name="Table7.5">
            <table:table-cell table:style-name="Table7.A2" office:value-type="string">
              <text:p text:style-name="P29"><text:span text:style-name="T2">Konto w serwisie JIRA w systemie Atlassian</text:span></text:p>
            </table:table-cell>
            <table:table-cell table:style-name="Table7.B5" office:value-type="string">
              <text:p text:style-name="P29"><text:span text:style-name="T2">Serwis do raportowania błędów i obsługi przypadków testowych</text:span></text:p>
            </table:table-cell>
          </table:table-row>
        </table:table>
        <text:p text:style-name="P51"><text:bookmark text:name="_3rdcrjn"/><text:span text:style-name="T6"><text:line-break/><text:line-break/>6.6. Sposoby komunikacji podczas prowadzenia testów</text:span></text:p>
        <text:p text:style-name="P21"><text:span text:style-name="T6">Komunikacja</text:span><text:span text:style-name="T2">: <text:line-break/>Zdalna z użyciem przeglądarki internetowej umożliwiającej korzystanie z platformy komunikacyjnej Slack oraz za pomocą poczty elektronicznej.<text:line-break/>Głosowa przy pomocy aplikacji wideokonferencyjnej ZOOM</text:span></text:p>
        <text:p text:style-name="P22"><text:soft-page-break/></text:p>
        <text:p text:style-name="P47"/>
        <text:p text:style-name="P52"><text:bookmark text:name="_26in1rg"/><text:span text:style-name="T6">6.7. Środowisko testowe i jego ograniczenia</text:span></text:p>
        <text:p text:style-name="P53"><text:bookmark text:name="_4isy4o8ujg3z"/></text:p>
        <text:p text:style-name="P38"><text:span text:style-name="T6">Środowisko testowe 1: </text:span></text:p>
        <text:list xml:id="list101885603" text:style-name="WWNum2">
          <text:list-item>
            <text:p text:style-name="P54"><text:span text:style-name="T2">Komputer stacjonarny klasy PC z systemem operacyjnym Windows 10 Home 64-bit (v. 21H2) </text:span></text:p>
          </text:list-item>
          <text:list-item>
            <text:p text:style-name="P54"><text:span text:style-name="T2">Program Mr Buggy 3 (v. 1.2.0.146)</text:span></text:p>
          </text:list-item>
          <text:list-item>
            <text:p text:style-name="P55"><text:span text:style-name="T11">XRAY Exploratory App 2.03</text:span></text:p>
          </text:list-item>
        </text:list>
        <text:p text:style-name="P48"><text:span text:style-name="T11"><text:tab/></text:span><text:span text:style-name="T6">Środowisko testowe 2: </text:span></text:p>
        <text:list xml:id="list62221778460667" text:continue-numbering="true" text:style-name="WWNum2">
          <text:list-item>
            <text:p text:style-name="P54"><text:span text:style-name="T2">Komputer stacjonarny klasy PC z systemem operacyjnym Windows 7 Home 64-bit </text:span></text:p>
          </text:list-item>
          <text:list-item>
            <text:p text:style-name="P54"><text:span text:style-name="T2">Program Mr Buggy 3 (v. 1.2.0.146)</text:span></text:p>
          </text:list-item>
          <text:list-item>
            <text:p text:style-name="P55"><text:span text:style-name="T11">XRAY Exploratory App 2.03</text:span></text:p>
          </text:list-item>
        </text:list>
        <text:p text:style-name="P29"><text:span text:style-name="T6"><text:s text:c="13"/>Środowisko testowe 3: </text:span></text:p>
        <text:list xml:id="list62221967662805" text:continue-numbering="true" text:style-name="WWNum2">
          <text:list-item>
            <text:p text:style-name="P54"><text:span text:style-name="T2">Laptop Asus z systemem operacyjnym </text:span><text:span text:style-name="T11">Windows 7 Pro 64-bit </text:span></text:p>
          </text:list-item>
          <text:list-item>
            <text:p text:style-name="P54"><text:span text:style-name="T2">Program Mr Buggy 3 (v. 1.2.0.146)</text:span></text:p>
          </text:list-item>
          <text:list-item>
            <text:p text:style-name="P55"><text:span text:style-name="T11">XRAY Exploratory App 2.03</text:span></text:p>
          </text:list-item>
        </text:list>
        <text:p text:style-name="P29"><text:span text:style-name="T6"><text:s text:c="12"/>Środowisko testowe 4: </text:span></text:p>
        <text:list xml:id="list62222142525725" text:continue-numbering="true" text:style-name="WWNum2">
          <text:list-item>
            <text:p text:style-name="P54"><text:span text:style-name="T2">Laptop Acer z systemem operacyjnym </text:span><text:span text:style-name="T11">Windows 11 Home 64-bit (v. 21H2)</text:span></text:p>
          </text:list-item>
          <text:list-item>
            <text:p text:style-name="P54"><text:span text:style-name="T2">Program Mr Buggy 3 (v. 1.2.0.146)</text:span></text:p>
          </text:list-item>
          <text:list-item>
            <text:p text:style-name="P55"><text:span text:style-name="T11">XRAY Exploratory App 2.03</text:span></text:p>
          </text:list-item>
        </text:list>
        <text:p text:style-name="P49"/>
        <text:p text:style-name="P50"><text:soft-page-break/></text:p>
        <text:p text:style-name="P38"><text:span text:style-name="T6">Ograniczenia: </text:span></text:p>
        <text:p text:style-name="P19"><text:span text:style-name="T2">Testy nie powinny być wykonywane na innych wersjach systemu operacyjnego Microsoft niż Windows 7/8 lub 10/11, a także na innych systemach operacyjnych, np. dowolna dystrybucja Linux’owa czy system Mac OS od Apple.<text:line-break/><text:line-break/></text:span><text:span text:style-name="T6">6.8. Kryteria </text:span><text:span text:style-name="T5">błędów</text:span></text:p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P28"><text:span text:style-name="T6">Poziom błędu</text:span></text:p>
            </table:table-cell>
            <table:table-cell table:style-name="Table8.A1" office:value-type="string">
              <text:p text:style-name="P28"><text:span text:style-name="T6">Opis</text:span></text:p>
            </table:table-cell>
          </table:table-row>
          <table:table-row table:style-name="Table8.1">
            <table:table-cell table:style-name="Table8.A2" office:value-type="string">
              <text:p text:style-name="P35"><text:span text:style-name="T2">Krytyczne</text:span></text:p>
            </table:table-cell>
            <table:table-cell table:style-name="Table8.A2" office:value-type="string">
              <text:p text:style-name="P35"><text:span text:style-name="T2">Program zostaje zatrzymany i wyłącza się</text:span></text:p>
            </table:table-cell>
          </table:table-row>
          <table:table-row table:style-name="Table8.1">
            <table:table-cell table:style-name="Table8.A2" office:value-type="string">
              <text:p text:style-name="P35"><text:span text:style-name="T2">Bardzo poważne</text:span></text:p>
            </table:table-cell>
            <table:table-cell table:style-name="Table8.A2" office:value-type="string">
              <text:p text:style-name="P35"><text:span text:style-name="T2">Program kasuje logi przy braku poł. do internetu</text:span></text:p>
            </table:table-cell>
          </table:table-row>
          <table:table-row table:style-name="Table8.4">
            <table:table-cell table:style-name="Table8.A2" office:value-type="string">
              <text:p text:style-name="P35"><text:span text:style-name="T2">Poważne</text:span></text:p>
            </table:table-cell>
            <table:table-cell table:style-name="Table8.A2" office:value-type="string">
              <text:p text:style-name="P35"><text:span text:style-name="T2">Dane zadanie ma więcej niż 1 możliwe rozwiązanie</text:span></text:p>
            </table:table-cell>
          </table:table-row>
          <table:table-row table:style-name="Table8.1">
            <table:table-cell table:style-name="Table8.A2" office:value-type="string">
              <text:p text:style-name="P35"><text:span text:style-name="T2">Drobne</text:span></text:p>
            </table:table-cell>
            <table:table-cell table:style-name="Table8.A2" office:value-type="string">
              <text:p text:style-name="P35"><text:span text:style-name="T2">Ikona programu na pasku jest źle wyświetlana</text:span></text:p>
            </table:table-cell>
          </table:table-row>
        </table:table>
        <text:p text:style-name="P5"/>
        <text:p text:style-name="P13"><text:bookmark text:name="_35nkun2"/><text:span text:style-name="T6">6.9. Kryteria </text:span><text:span text:style-name="T5">wejścia</text:span></text:p>
        <table:table table:name="Table9" table:style-name="Table9">
          <table:table-column table:style-name="Table9.A" table:number-columns-repeated="2"/>
          <table:table-row table:style-name="Table9.1">
            <table:table-cell table:style-name="Table9.A1" office:value-type="string">
              <text:p text:style-name="P28"><text:span text:style-name="T6">Kryterium</text:span></text:p>
            </table:table-cell>
            <table:table-cell table:style-name="Table9.A1" office:value-type="string">
              <text:p text:style-name="P28"><text:span text:style-name="T6">Spełnienie</text:span></text:p>
            </table:table-cell>
          </table:table-row>
          <table:table-row table:style-name="Table9.1">
            <table:table-cell table:style-name="Table9.A2" office:value-type="string">
              <text:p text:style-name="P35"><text:span text:style-name="T2">Przygotowanie opisu testów</text:span></text:p>
            </table:table-cell>
            <table:table-cell table:style-name="Table9.A2" office:value-type="string">
              <text:p text:style-name="P35"><text:span text:style-name="T2">90% zestawów testowych</text:span></text:p>
              <text:p text:style-name="P35"><text:span text:style-name="T2">90% scenariuszy testowych</text:span></text:p>
              <text:p text:style-name="P35"><text:span text:style-name="T2">70% przypadków testowych</text:span></text:p>
            </table:table-cell>
          </table:table-row>
          <table:table-row table:style-name="Table9.1">
            <table:table-cell table:style-name="Table9.A2" office:value-type="string">
              <text:p text:style-name="P35"><text:span text:style-name="T2">Gotowość środowiska testowego*</text:span></text:p>
            </table:table-cell>
            <table:table-cell table:style-name="Table9.A2" office:value-type="string">
              <text:p text:style-name="P35"><text:span text:style-name="T2">60%</text:span></text:p>
            </table:table-cell>
          </table:table-row>
          <table:table-row table:style-name="Table9.1">
            <table:table-cell table:style-name="Table9.A2" office:value-type="string">
              <text:p text:style-name="P35"><text:span text:style-name="T2">Dostępność i gotowość narzędzi testowych</text:span></text:p>
            </table:table-cell>
            <table:table-cell table:style-name="Table9.A2" office:value-type="string">
              <text:p text:style-name="P35"><text:span text:style-name="T2">100%</text:span></text:p>
            </table:table-cell>
          </table:table-row>
          <table:table-row table:style-name="Table9.1">
            <table:table-cell table:style-name="Table9.A2" office:value-type="string">
              <text:p text:style-name="P35"><text:span text:style-name="T2">Dostępność danych testowych </text:span></text:p>
            </table:table-cell>
            <table:table-cell table:style-name="Table9.A2" office:value-type="string">
              <text:p text:style-name="P35"><text:span text:style-name="T2">20%</text:span></text:p>
            </table:table-cell>
          </table:table-row>
        </table:table>
        <text:p text:style-name="P13"><text:bookmark text:name="_vj8eolg4ot54"/><text:span text:style-name="T6">6.10. Kryteria </text:span><text:span text:style-name="T5">zamknięcia</text:span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28"><text:span text:style-name="T6">Kryterium</text:span></text:p>
            </table:table-cell>
            <table:table-cell table:style-name="Table10.A1" office:value-type="string">
              <text:p text:style-name="P28"><text:span text:style-name="T6">Spełnienie</text:span></text:p>
            </table:table-cell>
          </table:table-row>
          <table:table-row table:style-name="Table10.2">
            <table:table-cell table:style-name="Table10.A2" office:value-type="string">
              <text:p text:style-name="P35"><text:span text:style-name="T2">Przeprowadzenie i zakończenie z wynikiem pozytywnym testów funkcjonalnych</text:span></text:p>
            </table:table-cell>
            <table:table-cell table:style-name="Table10.A2" office:value-type="string">
              <text:p text:style-name="P35"><text:span text:style-name="T2">100% wykonanych przypadków testowych</text:span></text:p>
            </table:table-cell>
          </table:table-row>
          <table:table-row table:style-name="Table10.3">
            <table:table-cell table:style-name="Table10.A2" office:value-type="string">
              <text:p text:style-name="P35"><text:span text:style-name="T2">Przeprowadzenie i zakończenie z wynikiem pozytywnym testów systemowych</text:span></text:p>
            </table:table-cell>
            <table:table-cell table:style-name="Table10.A2" office:value-type="string">
              <text:p text:style-name="P35"><text:span text:style-name="T2">100% wykonanych przypadków testowych</text:span></text:p>
              <text:p text:style-name="P35"><text:span text:style-name="T2">50% pozytywnie zakończonych przypadków testowych</text:span></text:p>
            </table:table-cell>
          </table:table-row>
          <table:table-row table:style-name="Table10.4">
            <table:table-cell table:style-name="Table10.A2" office:value-type="string">
              <text:p text:style-name="P35"><text:span text:style-name="T2">Przeprowadzenie i zakończenie z wynikiem pozytywnym testów akceptacyjnych</text:span></text:p>
            </table:table-cell>
            <table:table-cell table:style-name="Table10.A2" office:value-type="string">
              <text:p text:style-name="P35"><text:span text:style-name="T2">100% wykonanych przypadków testowych</text:span></text:p>
            </table:table-cell>
          </table:table-row>
        </table:table>
        <text:p text:style-name="P30"><text:bookmark text:name="_3dd2h18h8e5a"/></text:p>
        <text:p text:style-name="P13"><text:soft-page-break/><text:span text:style-name="T6">6.11. Kryteria </text:span><text:span text:style-name="T5">wstrzymania</text:span></text:p>
        <table:table table:name="Table11" table:style-name="Table11">
          <table:table-column table:style-name="Table11.A" table:number-columns-repeated="2"/>
          <table:table-row table:style-name="Table11.1">
            <table:table-cell table:style-name="Table11.A1" office:value-type="string">
              <text:p text:style-name="P28"><text:span text:style-name="T6">Kryterium</text:span></text:p>
            </table:table-cell>
            <table:table-cell table:style-name="Table11.A1" office:value-type="string">
              <text:p text:style-name="P28"><text:span text:style-name="T6">Spełnienie</text:span></text:p>
            </table:table-cell>
          </table:table-row>
          <table:table-row table:style-name="Table11.2">
            <table:table-cell table:style-name="Table11.A2" office:value-type="string">
              <text:p text:style-name="P24"><text:span text:style-name="T2">Wystąpienie błędów krytycznych</text:span></text:p>
            </table:table-cell>
            <table:table-cell table:style-name="Table11.A2" office:value-type="string">
              <text:p text:style-name="P24"><text:span text:style-name="T2">Aktualizacja systemu operacyjnego</text:span></text:p>
            </table:table-cell>
          </table:table-row>
        </table:table>
        <text:p text:style-name="P9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0000"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1" style:display-name="ListLabel 11" style:family="text">
      <style:text-properties fo:color="#1155cc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1in" fo:margin-left="1in" fo:margin-right="1in" style:writing-mode="lr-tb" style:layout-grid-color="#c0c0c0" style:layout-grid-lines="26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65in" fo:margin-bottom="0.279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10" meta:paragraph-count="196" meta:word-count="1096" meta:character-count="8100" meta:non-whitespace-character-count="7125"/>
    <meta:generator>LibreOfficeDev/6.0.5.2$Linux_X86_64 LibreOffice_project/</meta:generator>
  </office:meta>
</office:document-meta>
</file>